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200%" fo:text-align="justify" style:justify-single-word="false"/>
    </style:style>
    <style:style style:name="P2" style:family="paragraph" style:parent-style-name="Standard">
      <loext:graphic-properties draw:fill-gradient-name="gradient" draw:fill-hatch-name="hatch"/>
      <style:paragraph-properties fo:line-height="200%" fo:text-align="justify" style:justify-single-word="false"/>
      <style:text-properties officeooo:paragraph-rsid="00086613"/>
    </style:style>
    <style:style style:name="P3" style:family="paragraph" style:parent-style-name="Standard">
      <loext:graphic-properties draw:fill-gradient-name="gradient" draw:fill-hatch-name="hatch"/>
      <style:paragraph-properties fo:line-height="200%" fo:text-align="justify" style:justify-single-word="false"/>
      <style:text-properties officeooo:paragraph-rsid="00115ee4"/>
    </style:style>
    <style:style style:name="P4" style:family="paragraph" style:parent-style-name="Standard">
      <loext:graphic-properties draw:fill-gradient-name="gradient" draw:fill-hatch-name="hatch"/>
      <style:paragraph-properties fo:line-height="200%" fo:text-align="justify" style:justify-single-word="false"/>
      <style:text-properties officeooo:paragraph-rsid="0012b69b"/>
    </style:style>
    <style:style style:name="P5" style:family="paragraph" style:parent-style-name="Standard">
      <loext:graphic-properties draw:fill-gradient-name="gradient" draw:fill-hatch-name="hatch"/>
      <style:paragraph-properties fo:line-height="200%" fo:text-align="justify" style:justify-single-word="false"/>
      <style:text-properties officeooo:paragraph-rsid="00132e51"/>
    </style:style>
    <style:style style:name="P6" style:family="paragraph" style:parent-style-name="Standard">
      <loext:graphic-properties draw:fill-gradient-name="gradient" draw:fill-hatch-name="hatch"/>
      <style:paragraph-properties fo:line-height="200%" fo:text-align="justify" style:justify-single-word="false"/>
      <style:text-properties officeooo:rsid="000c82cb" officeooo:paragraph-rsid="000c82cb"/>
    </style:style>
    <style:style style:name="P7" style:family="paragraph" style:parent-style-name="Standard">
      <loext:graphic-properties draw:fill-gradient-name="gradient" draw:fill-hatch-name="hatch"/>
      <style:paragraph-properties fo:line-height="200%" fo:text-align="justify" style:justify-single-word="false"/>
      <style:text-properties fo:font-weight="bold" officeooo:rsid="000e6830" officeooo:paragraph-rsid="000e6830" style:font-weight-asian="bold" style:font-weight-complex="bold"/>
    </style:style>
    <style:style style:name="P8" style:family="paragraph" style:parent-style-name="Standard">
      <loext:graphic-properties draw:fill-gradient-name="gradient" draw:fill-hatch-name="hatch"/>
      <style:paragraph-properties fo:line-height="200%" fo:text-align="justify" style:justify-single-word="false"/>
      <style:text-properties fo:font-weight="bold" officeooo:rsid="0012b69b" officeooo:paragraph-rsid="0012b69b" style:font-weight-asian="bold" style:font-weight-complex="bold"/>
    </style:style>
    <style:style style:name="P9" style:family="paragraph" style:parent-style-name="Standard">
      <loext:graphic-properties draw:fill-gradient-name="gradient" draw:fill-hatch-name="hatch"/>
      <style:paragraph-properties fo:line-height="200%" fo:text-align="justify" style:justify-single-word="false"/>
      <style:text-properties fo:font-weight="bold" officeooo:rsid="00155866" officeooo:paragraph-rsid="00155866" style:font-weight-asian="bold" style:font-weight-complex="bold"/>
    </style:style>
    <style:style style:name="P10" style:family="paragraph" style:parent-style-name="Standard">
      <loext:graphic-properties draw:fill-gradient-name="gradient" draw:fill-hatch-name="hatch"/>
      <style:paragraph-properties fo:line-height="200%" fo:text-align="justify" style:justify-single-word="false"/>
      <style:text-properties officeooo:rsid="000d6dfe" officeooo:paragraph-rsid="000d6dfe"/>
    </style:style>
    <style:style style:name="P11" style:family="paragraph" style:parent-style-name="Standard">
      <loext:graphic-properties draw:fill-gradient-name="gradient" draw:fill-hatch-name="hatch"/>
      <style:paragraph-properties fo:line-height="200%" fo:text-align="justify" style:justify-single-word="false"/>
      <style:text-properties officeooo:rsid="00132e51" officeooo:paragraph-rsid="00132e51"/>
    </style:style>
    <style:style style:name="P12" style:family="paragraph" style:parent-style-name="Standard">
      <loext:graphic-properties draw:fill-gradient-name="gradient" draw:fill-hatch-name="hatch"/>
      <style:paragraph-properties fo:line-height="200%" fo:text-align="justify" style:justify-single-word="false"/>
      <style:text-properties officeooo:rsid="00146d95" officeooo:paragraph-rsid="00146d95"/>
    </style:style>
    <style:style style:name="P13" style:family="paragraph" style:parent-style-name="Standard">
      <loext:graphic-properties draw:fill-gradient-name="gradient" draw:fill-hatch-name="hatch"/>
      <style:paragraph-properties fo:line-height="200%" fo:text-align="justify" style:justify-single-word="false"/>
      <style:text-properties fo:font-weight="bold" officeooo:rsid="000c82cb" officeooo:paragraph-rsid="000c82cb" style:font-weight-asian="bold" style:font-weight-complex="bold"/>
    </style:style>
    <style:style style:name="P14" style:family="paragraph" style:parent-style-name="Standard">
      <loext:graphic-properties draw:fill-gradient-name="gradient" draw:fill-hatch-name="hatch"/>
      <style:paragraph-properties fo:line-height="200%" fo:text-align="justify" style:justify-single-word="false"/>
      <style:text-properties fo:font-weight="normal" officeooo:rsid="000f59f0" officeooo:paragraph-rsid="00115ee4" style:font-weight-asian="normal" style:font-weight-complex="normal"/>
    </style:style>
    <style:style style:name="P15" style:family="paragraph" style:parent-style-name="Standard">
      <loext:graphic-properties draw:fill-gradient-name="gradient" draw:fill-hatch-name="hatch"/>
      <style:paragraph-properties fo:line-height="200%" fo:text-align="justify" style:justify-single-word="false"/>
      <style:text-properties fo:font-weight="normal" officeooo:rsid="0012b69b" officeooo:paragraph-rsid="0012b69b" style:font-weight-asian="normal" style:font-weight-complex="normal"/>
    </style:style>
    <style:style style:name="P16" style:family="paragraph" style:parent-style-name="Standard">
      <loext:graphic-properties draw:fill-gradient-name="gradient" draw:fill-hatch-name="hatch"/>
      <style:paragraph-properties fo:line-height="200%" fo:text-align="justify" style:justify-single-word="false"/>
      <style:text-properties fo:font-weight="normal" officeooo:rsid="00132e51" officeooo:paragraph-rsid="00132e51" style:font-weight-asian="normal" style:font-weight-complex="normal"/>
    </style:style>
    <style:style style:name="P17" style:family="paragraph" style:parent-style-name="Standard">
      <loext:graphic-properties draw:fill-gradient-name="gradient" draw:fill-hatch-name="hatch"/>
      <style:paragraph-properties fo:line-height="200%" fo:text-align="justify" style:justify-single-word="false"/>
      <style:text-properties fo:font-weight="normal" officeooo:rsid="00146d95" officeooo:paragraph-rsid="00146d95" style:font-weight-asian="normal" style:font-weight-complex="normal"/>
    </style:style>
    <style:style style:name="P18" style:family="paragraph" style:parent-style-name="Standard">
      <loext:graphic-properties draw:fill-gradient-name="gradient" draw:fill-hatch-name="hatch"/>
      <style:paragraph-properties fo:line-height="200%" fo:text-align="justify" style:justify-single-word="false"/>
      <style:text-properties fo:font-weight="normal" officeooo:rsid="001be599" officeooo:paragraph-rsid="001cb9b8" style:font-weight-asian="normal" style:font-weight-complex="normal"/>
    </style:style>
    <style:style style:name="P19" style:family="paragraph" style:parent-style-name="Standard">
      <loext:graphic-properties draw:fill-gradient-name="gradient" draw:fill-hatch-name="hatch"/>
      <style:paragraph-properties fo:line-height="200%" fo:text-align="justify" style:justify-single-word="false"/>
      <style:text-properties fo:font-weight="normal" officeooo:rsid="001cb9b8" officeooo:paragraph-rsid="001d1d90" style:font-weight-asian="normal" style:font-weight-complex="normal"/>
    </style:style>
    <style:style style:name="P20" style:family="paragraph" style:parent-style-name="Standard">
      <loext:graphic-properties draw:fill-gradient-name="gradient" draw:fill-hatch-name="hatch"/>
      <style:paragraph-properties fo:line-height="200%" fo:text-align="justify" style:justify-single-word="false"/>
      <style:text-properties fo:font-weight="normal" officeooo:rsid="00132e51" officeooo:paragraph-rsid="00132e51" fo:background-color="#ffff00" style:font-weight-asian="normal" style:font-weight-complex="normal"/>
    </style:style>
    <style:style style:name="P21" style:family="paragraph" style:parent-style-name="Standard">
      <loext:graphic-properties draw:fill-gradient-name="gradient" draw:fill-hatch-name="hatch"/>
      <style:paragraph-properties fo:line-height="200%" fo:text-align="justify" style:justify-single-word="false"/>
      <style:text-properties officeooo:paragraph-rsid="001fe8c3"/>
    </style:style>
    <style:style style:name="P22" style:family="paragraph" style:parent-style-name="Standard">
      <loext:graphic-properties draw:fill-gradient-name="gradient" draw:fill-hatch-name="hatch"/>
      <style:paragraph-properties fo:line-height="200%" fo:text-align="justify" style:justify-single-word="false"/>
      <style:text-properties officeooo:paragraph-rsid="002235e9"/>
    </style:style>
    <style:style style:name="P23" style:family="paragraph" style:parent-style-name="Standard">
      <loext:graphic-properties draw:fill-gradient-name="gradient" draw:fill-hatch-name="hatch"/>
      <style:paragraph-properties fo:line-height="200%" fo:text-align="justify" style:justify-single-word="false"/>
      <style:text-properties officeooo:rsid="001fd8b3" officeooo:paragraph-rsid="001fd8b3"/>
    </style:style>
    <style:style style:name="P24" style:family="paragraph" style:parent-style-name="Text_20_body" style:list-style-name="Numbering_20_123">
      <loext:graphic-properties draw:fill-gradient-name="gradient" draw:fill-hatch-name="hatch"/>
      <style:paragraph-properties fo:line-height="200%" fo:text-align="justify" style:justify-single-word="false"/>
      <style:text-properties officeooo:paragraph-rsid="000d6dfe"/>
    </style:style>
    <style:style style:name="P25" style:family="paragraph" style:parent-style-name="Text_20_body" style:list-style-name="Numbering_20_123">
      <loext:graphic-properties draw:fill-gradient-name="gradient" draw:fill-hatch-name="hatch"/>
      <style:paragraph-properties fo:line-height="200%" fo:text-align="justify" style:justify-single-word="false"/>
      <style:text-properties officeooo:rsid="000d6dfe" officeooo:paragraph-rsid="000d6dfe"/>
    </style:style>
    <style:style style:name="P26" style:family="paragraph" style:parent-style-name="Text_20_body">
      <loext:graphic-properties draw:fill-gradient-name="gradient" draw:fill-hatch-name="hatch"/>
      <style:paragraph-properties fo:line-height="200%" fo:text-align="justify" style:justify-single-word="false"/>
      <style:text-properties fo:font-weight="normal" officeooo:rsid="00146d95" officeooo:paragraph-rsid="00146d95" style:font-weight-asian="normal" style:font-weight-complex="normal"/>
    </style:style>
    <style:style style:name="T1" style:family="text">
      <style:text-properties officeooo:rsid="00065649"/>
    </style:style>
    <style:style style:name="T2" style:family="text">
      <style:text-properties officeooo:rsid="00086613"/>
    </style:style>
    <style:style style:name="T3" style:family="text">
      <style:text-properties officeooo:rsid="000960db"/>
    </style:style>
    <style:style style:name="T4" style:family="text">
      <style:text-properties officeooo:rsid="000aa0ff"/>
    </style:style>
    <style:style style:name="T5" style:family="text">
      <style:text-properties fo:font-weight="bold" style:font-weight-asian="bold" style:font-weight-complex="bold"/>
    </style:style>
    <style:style style:name="T6" style:family="text">
      <style:text-properties officeooo:rsid="000f59f0"/>
    </style:style>
    <style:style style:name="T7" style:family="text">
      <style:text-properties officeooo:rsid="00115ee4"/>
    </style:style>
    <style:style style:name="T8" style:family="text">
      <style:text-properties fo:font-weight="normal" style:font-weight-asian="normal" style:font-weight-complex="normal"/>
    </style:style>
    <style:style style:name="T9" style:family="text">
      <style:text-properties fo:font-weight="normal" officeooo:rsid="000f59f0" style:font-weight-asian="normal" style:font-weight-complex="normal"/>
    </style:style>
    <style:style style:name="T10" style:family="text">
      <style:text-properties fo:font-weight="normal" officeooo:rsid="000f9a4c" style:font-weight-asian="normal" style:font-weight-complex="normal"/>
    </style:style>
    <style:style style:name="T11" style:family="text">
      <style:text-properties fo:font-weight="normal" officeooo:rsid="00115ee4" style:font-weight-asian="normal" style:font-weight-complex="normal"/>
    </style:style>
    <style:style style:name="T12" style:family="text">
      <style:text-properties fo:font-weight="normal" officeooo:rsid="0012b69b" style:font-weight-asian="normal" style:font-weight-complex="normal"/>
    </style:style>
    <style:style style:name="T13" style:family="text">
      <style:text-properties fo:font-weight="normal" officeooo:rsid="00132e51" style:font-weight-asian="normal" style:font-weight-complex="normal"/>
    </style:style>
    <style:style style:name="T14" style:family="text">
      <style:text-properties fo:font-weight="normal" officeooo:rsid="00155866" style:font-weight-asian="normal" style:font-weight-complex="normal"/>
    </style:style>
    <style:style style:name="T15" style:family="text">
      <style:text-properties officeooo:rsid="00132e51"/>
    </style:style>
    <style:style style:name="T16" style:family="text">
      <style:text-properties officeooo:rsid="001cb9b8"/>
    </style:style>
    <style:style style:name="T17" style:family="text">
      <style:text-properties officeooo:rsid="00132e51" fo:background-color="#ffff00" loext:char-shading-value="0"/>
    </style:style>
    <style:style style:name="T18" style:family="text">
      <style:text-properties officeooo:rsid="001d1d90"/>
    </style:style>
    <style:style style:name="T19" style:family="text">
      <style:text-properties officeooo:rsid="001fe8c3"/>
    </style:style>
    <style:style style:name="T20" style:family="text">
      <style:text-properties officeooo:rsid="0020f4bc"/>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6d95" style:text-blinking="false" fo:background-color="transparent" loext:char-shading-value="0" style:font-weight-asian="normal" style:font-weight-complex="normal"/>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20e1b"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235e9" style:text-blinking="fals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Feature extraction</text:span></text:p>
      <text:p text:style-name="P21">In this study, we <text:span text:style-name="T1">used</text:span> multiple feature<text:span text:style-name="T1">s</text:span> to construct a mutation vector. Firstly, we computed whether the mutation in question was phosphomimetic. Next, we <text:span text:style-name="T1">performed a</text:span> one-hot encoding to construct two distinct vectors that represent the wild-type and mutated amino acids. Each amino acid was encoded by a binary vector of length 20, with a value of 1 at the corresponding position and 0s elsewhere. To gather post-translational modification (PTM) data, we obtained information regarding the mutated position <text:span text:style-name="T1">and its neighbouring residues (window size=3)</text:span> from the PhosphositePlus database. Based on this data, we created a feature vector with a length equal to <text:span text:style-name="T1">three time </text:span>the total number of possible PTM types, where the PTM sites were represented by a 1 and all other positions by a 0. <text:span text:style-name="T19">W</text:span>e incorporated known mutational information <text:span text:style-name="T1">of the mutated position and its neighbours (window size = 3) </text:span>as a feature vector, with a length equal to <text:span text:style-name="T1">three times </text:span>the number of possible mutation types (i.e., activating, deactivating, and resistant). The presence of a specific mutation type was represented by a 1, and all other positions were encoded as 0. Finally, w<text:span text:style-name="T19">e used conservation across orthologs and paralogs as a feature to predict as reported elsewhere (). We extracted log scores for each amino acid and position from the </text:span><text:span text:style-name="T20">hidden Markov model</text:span><text:span text:style-name="T19"> </text:span><text:span text:style-name="T20">(HMM) </text:span><text:span text:style-name="T19">profile and computed the feature score for any mutated position as the difference between the mutated value in these profiles and the wild type.</text:span></text:p>
      <text:p text:style-name="P1"/>
      <text:p text:style-name="P1">We <text:span text:style-name="T1">used</text:span> the Orthofinder program (Emms 2019) to compute the orthologs and paralogs of all canonical protein sequences in humans. Specifically, we used the canonical proteomes of humans and 507 other organisms to compute homologs, using the option of computing multiple sequence alignments in Orthofinder. To infer orthologs for each species pair, we supplied an in-house species tree (to be published elsewhere) and gathered all orthologs across species, accounting for one-to-one, one-to-many, and many-to-many relationships. Multiple sequence alignments were computed for the "Orthogroup" (a homologous group of orthologs and paralogs) using the MAFFT method (Katoh 2013) in Orthofinder. We subsetted the respective orthologs from the Orthogroup alignment <text:soft-page-break/>to obtain the alignment of orthologs and removed all gap-only positions to obtain the alignment of paralogs (referred to as "all paralogs"). Additionally, we created a subset of paralogs unique to humans (referred to as "human-specific paralogs").</text:p>
      <text:p text:style-name="P1"/>
      <text:p text:style-name="P1">To construct hidden Markov model (HMM) profiles of every candidate protein, we used the alignments of orthologs and paralogs (both all and human-specific) and the hmmbuild tool from the HMMER package [PMID: 9918945]. We extracted log scores for each amino acid and position from the profile and computed the feature score for any mutated position as the difference between the mutated value in these profiles and the wild type.</text:p>
      <text:p text:style-name="P13"/>
      <text:p text:style-name="P13">Machine learning</text:p>
      <text:p text:style-name="P2">We <text:span text:style-name="T2">applied</text:span> a random forest algorithm, which involved constructing an ensemble of decision trees, to predict the classification of input data into two types: i) Activating vs Deactivating mutations, and ii) Resistance vs neutral mutations. For each predictor type, we <text:span text:style-name="T2">performed</text:span> stratified 10-fold cross-validation (CV) to tune the hyperparameters. The hyperparameters tested included the number of trees in the forest (10 to 200), maximum tree depth (2 to 20), and minimum number of samples required to split a node (2 to 10). We determined the optimal hyperparameters via grid search using the area under the receiver operating characteristic curve (AUC-ROC) as the evaluation metric. To ensure result robustness, we repeated the procedure 10 times for both predictors and calculated the average AUC-ROC and standard deviation. We implemented the random forest algorithm using the scikit-learn library in Python version 3.9.7.</text:p>
      <text:p text:style-name="P10">We tested the performance of the predictors on 12 unseen mutations that are known to be both activating and resistant. We used the following metrics to evaluate the performance:</text:p>
      <text:list xml:id="list12480137" text:style-name="Numbering_20_123">
        <text:list-item>
          <text:p text:style-name="P25">Matthews Correlation Coefficient (MCC) = (TP x TN - FP x FN) / sqrt((TP + FP) x (TP + FN) x (TN + FP) x (TN + FN))</text:p>
        </text:list-item>
        <text:list-item>
          <text:p text:style-name="P24">Recall (REC) = TP / (TP + FN)</text:p>
        </text:list-item>
        <text:list-item>
          <text:p text:style-name="P24"><text:soft-page-break/>Specificity (SPE) = TN / (TN + FP)</text:p>
        </text:list-item>
        <text:list-item>
          <text:p text:style-name="P24">Precision (PRE) = TP / (TP + FP)</text:p>
        </text:list-item>
        <text:list-item>
          <text:p text:style-name="P24">Accuracy (ACC) = (TP + TN) / (TP + TN + FP + FN)</text:p>
        </text:list-item>
      </text:list>
      <text:p text:style-name="Text_20_body">Note: TP, TN, FP, and FN refer to the number of true positives, true negatives, false positives, and false negatives, respectively.</text:p>
      <text:p text:style-name="P2">To complement the analysis, we developed a web application using <text:span text:style-name="T3">the </text:span>Flask <text:span text:style-name="T3">web framework</text:span>. The front-end of the application was developed using HTML and CSS. The back-end was developed using Python. <text:span text:style-name="T4">The web application is freely available to users at kinasex.russelllab.org.</text:span></text:p>
      <text:p text:style-name="P2"/>
      <text:p text:style-name="P7">Phosphosites</text:p>
      <text:p text:style-name="P3"><text:span text:style-name="T9">We obtain</text:span><text:span text:style-name="T10">e</text:span><text:span text:style-name="T9">d the </text:span><text:span text:style-name="T11">dataset of </text:span>post-translational modifications <text:span text:style-name="T7">(</text:span><text:span text:style-name="T9">PTM</text:span><text:span text:style-name="T11">s)</text:span><text:span text:style-name="T9"> </text:span><text:span text:style-name="T11">in</text:span><text:span text:style-name="T9"> of kinases from Phospho</text:span><text:span text:style-name="T10">S</text:span><text:span text:style-name="T9">ite</text:span><text:span text:style-name="T10">P</text:span><text:span text:style-name="T9">lus DB (retrieved on 11 November 2022). To minimize the possibility of false positive results, we limited our analysis to sites with PTMs that were supported by at least one citation in a low throughput study or at least two citations in a high throughput study.</text:span></text:p>
      <text:p text:style-name="P14"/>
      <text:p text:style-name="P8"><text:span text:style-name="T6">C</text:span>ases</text:p>
      <text:p text:style-name="P15">For example:</text:p>
      <text:p text:style-name="P4"><text:span text:style-name="T12">CDK8/S62L is deactivating (in </text:span><text:a xlink:type="simple" xlink:href="https://www.uniprot.org/diseases/DI-05741" text:style-name="Internet_20_link" text:visited-style-name="Visited_20_Internet_20_Link"><text:span text:style-name="T12">Intellectual developmental disorder with hypotonia and behavioral abnormalities (IDDHBA)</text:span></text:a><text:span text:style-name="T12"> IDDHBA; decreased protein kinase;activity; dbSNP:rs1565977796)"""";/evidence=""""ECO:0000269|PubMed:30905399)</text:span></text:p>
      <text:p text:style-name="P4"><text:span text:style-name="T12">DAPK3/T112M is deactivating </text:span><text:span text:style-name="T8">in a colorectal adenocarcinoma sample; somatic mutation; greatly reduces kinase activity, increases cell proliferation and cell survival</text:span></text:p>
      <text:p text:style-name="P11"><text:span text:style-name="T12">R</text:span><text:span text:style-name="T8">AF1/T491I: in NS5 (Noona syndrme); has reduced or absent kinase;activity; dbSNP:rs80338799)"""";/evidence=""""ECO:0000269|PubMed:17603483</text:span></text:p>
      <text:p text:style-name="P5"><text:span text:style-name="T13">TLK2/S617L: in MRD57 (</text:span><text:a xlink:type="simple" xlink:href="https://www.uniprot.org/diseases/DI-05289" text:style-name="Internet_20_link" text:visited-style-name="Visited_20_Internet_20_Link"><text:span text:style-name="T8">Intellectual developmental disorder, autosomal dominant 57</text:span></text:a><text:span text:style-name="T13">); exhibits abnormal perinuclear;localization instead of diffuse nuclear localization;;impairs kinase activity; </text:span><text:soft-page-break/><text:span text:style-name="T13">reduced phosphorylation of ASF1A)"""";/evidence=""""ECO:0000269|PubMed:21572417,;ECO:0000269|PubMed:33323470</text:span></text:p>
      <text:p text:style-name="P20">LATS2/S872A Loss of tumor suppressor activity."""";/evidence=""""ECO:0000269|PubMed:12853976</text:p>
      <text:p text:style-name="P18">LATS2 p.Ser872Ala leads to loss of its tumor supressor activity in mouse<text:tab/><text:span text:style-name="T16">(</text:span><text:span text:style-name="T17">PubMed:12853976</text:span><text:span text:style-name="T16">)</text:span>.</text:p>
      <text:p text:style-name="P16">IKKB/S181E Full activation. Interaction with TRIM21 is;enhanced; when associated with E-177. Monoubiquitinated;;when associated with R-163 and E-177. Strongly promoted NF-;kappa-B gene expression; when associated with E-177."""";/evidence=""""ECO:0000269|PubMed:19675099,;ECO:0000269|PubMed:9346484</text:p>
      <text:p text:style-name="P19">IKKB p.Ser181Glu leads to full activation of <text:span text:style-name="T18">its </text:span>kinase <text:span text:style-name="T18">activity and activation of <text:s/>NF-kappa-B pathway (</text:span><text:span text:style-name="T15">PubMed:9346484; PubMed:19675099</text:span><text:span text:style-name="T18">)</text:span></text:p>
      <text:p text:style-name="P16">PLK1/S137D Increases activity. Results in a block in;G1/S."""";/evidence=""""ECO:0000269|PubMed:12207013,;ECO:0000269|PubMed:18615013</text:p>
      <text:p text:style-name="P9"><text:span text:style-name="T15">C</text:span>onserved Lysine</text:p>
      <text:p text:style-name="P23"><text:span text:style-name="T13">P</text:span><text:span text:style-name="T8">LK3 p.K91R abolishes the kinase activity</text:span></text:p>
      <text:p text:style-name="P12"><text:span text:style-name="T13">P</text:span><text:span text:style-name="T8">LK3/K91R: Kinase defective mutant, abolishes activity."""";/evidence=""""ECO:0000269|PubMed:11447225,;ECO:0000269|PubMed:14980500, ECO:0000269|PubMed:17804415,;ECO:0000269|PubMed:19103756, ECO:0000269|PubMed:19490146,;ECO:0000269|PubMed:20889502, ECO:0000269|PubMed:20940307</text:span></text:p>
      <text:p text:style-name="P17">MAP3K11/K144A: Greatly reduced autophosphorylation activity."""";/evidence=""""ECO:0000269|PubMed:11053428,;ECO:0000269|PubMed:8195146""""</text:p>
      <text:p text:style-name="P9">DFG</text:p>
      <text:p text:style-name="P17">DAPK3/D161N: in an ovarian mucinous carcinoma sample;;somatic mutation; greatly reduces kinase activity,;increases cell proliferation and cell survival)"""";/evidence=""""ECO:0000269|PubMed:17344846,;ECO:0000269|PubMed:21487036</text:p>
      <text:p text:style-name="P12"><text:soft-page-break/><text:span text:style-name="T8">PINK1/G386A: (in PARK6 </text:span><text:span text:style-name="T14">(Parkinson disease)</text:span><text:span text:style-name="T8">; abolishes kinase activity)"""";/evidence=""""ECO:0000269|PubMed:16401616,;ECO:0000269|PubMed:24784582</text:span></text:p>
      <text:p text:style-name="P17"/>
      <text:p text:style-name="P22"><text:bookmark text:name="docs-internal-guid-fd8cc636-7fff-9bf8-9577-3ce4d446e7bc"/><text:span text:style-name="T21">The patterns clearly visible above suggested that it would be possible to derive a predictor of variant type by way of machine learning. We thus </text:span><text:span text:style-name="T22">applied random forest algorithm to develop a predictor. The predictors makes predicts the probablitly whether a gven mutation is i) Activating or Deactivating ii) Resistant or not. We used sequence and post translational modifidcations-derived features obtained from X, Y and Z mutations to develop the predictor [FIG]. KinaseX scored an MCC of ABC on 12 mutations that were absent during the training phase and are reported to be activating and resistance [SUPPLE]. We also used the </text:span><text:span text:style-name="T23">feature importance property of the library to calculate the relevance of each feature with Gini importance. The top three features ranked according to their relevance are i) conservation across human kinases ii) whether the given position is a known phosphosite, and iii) conservation across orthologs. To further help in the visualization of the prediction results and known information of a given mutation, we developed a KinaseX web server (available at kinasex.russelllab.org).</text:span></text:p>
      <text:p text:style-name="P17"/>
      <text:p text:style-name="P26">To improve disease prediction, we developed a protein-specific, logistic regression-based classifier of pathogenicity and tested its prediction strength on STXBP1 disorders. To date, 231 unique missense variants have been described, of which 108 are associated with disease (Fig. 5A, purple) and the </text:p>
      <text:p text:style-name="Text_20_body">remaining 123 are classified as neutral variants (Fig. 5A, green and Supplementary Table S1F). The variants are distributed over the entire protein without clear hotspots (Fig. 5A). Using ~90% of the known missense variants as a training set, we developed PRESS, a MUNC18-1 specific pathogenicity predictor in three steps. First, we defined 6 sequence- and 7 structure-derived features of MUNC18-1, that could potentially influence variant pathogenicity (see Methods) (Fig. 5B and Supplementary Table S1C). Second, we applied lasso regression to select the features that can discriminate between disease and neutral variants, which left 7 features (Fig. 5C). Next, we trained PRESS on the discriminative features using logistic regression (Fig. 5C). PRESS returns the pathogenicity score of a MUNC18-1 variant in terms of probability, where a value greater than 0.5 <text:soft-page-break/>indicates disease, and neutral otherwise. A randomization test 46 demonstrated that PRESS is insensitive to the training data (Supplementary Table S1A). </text:p>
      <text:p text:style-name="Text_20_body">We compared the performance of PRESS with other publicly available predictors on an independent test set of 11 disease and 5 neutral variants (Fig. 5D). Based on Matthews correlation coefficient (MCC), a reliable metric to compare the performance of predictive tools 47, 48, PRESS outperformed (MCC: 0.71) other predictors (MCC: 0.54 or lower) (Fig. 5E and Supplementary Table S1B). The regression coefficients obtained post-training of a logistic regression-based model can be used to understand the relevance of each feature 49, 50. We extracted the regression coefficients of PRESS to determine the contribution of each feature (Fig. 5E). The conservation across MUNC18 orthologs and the number of residues in contact with the variant position along with its predicted backbone flexibility and torsion angles are the major contributors to pathogenicity prediction (Fig. 5E). To further aid in the visualization of the features involved in predicting pathogenicity of MUNC18-1 variants, we developed a PRESS web server (available at press.russelllab.org).</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9:08:13.300001618</meta:creation-date>
    <dc:date>2023-05-01T18:02:04.669930626</dc:date>
    <meta:editing-duration>PT2H45M23S</meta:editing-duration>
    <meta:editing-cycles>17</meta:editing-cycles>
    <meta:generator>LibreOffice/7.3.7.2$Linux_X86_64 LibreOffice_project/30$Build-2</meta:generator>
    <meta:document-statistic meta:table-count="0" meta:image-count="0" meta:object-count="0" meta:page-count="6" meta:paragraph-count="38" meta:word-count="1532" meta:character-count="11030" meta:non-whitespace-character-count="9538"/>
  </office:meta>
</office:document-meta>
</file>